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33cm" svg:height="1.356cm" svg:x="6.346cm" svg:y="25.3cm">
          <draw:text-box>
            <text:p text:style-name="P1"><text:span text:style-name="T1">Hardware in Loop</text:span></text:p>
          </draw:text-box>
        </draw:frame>
        <draw:g xml:id="id2" draw:id="id2">
          <draw:custom-shape draw:style-name="gr2" draw:text-style-name="P1" draw:layer="layout" svg:width="12.2cm" svg:height="3.4cm" svg:x="3.9cm" svg:y="17.7cm">
            <text:p text:style-name="P1">Embedded Hardware</text:p>
            <text:p text:style-name="P1">Running Hovering @ Home Mod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0.266cm" svg:height="1.4cm" svg:x="4.867cm" svg:y="20.1cm">
            <text:p text:style-name="P1">Calculate Rotor RP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" draw:text-style-name="P1" draw:layer="layout" svg:width="12.6cm" svg:height="6.8cm" svg:x="3.398cm" svg:y="4.9cm">
            <text:p text:style-name="P1"/>
            <text:p text:style-name="P1">Quadrocopter Simulatio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1cm" svg:height="3.5cm" svg:x="3.398cm" svg:y="10.2cm">
            <text:p text:style-name="P1">Acceleration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1cm" svg:height="3.4cm" svg:x="9.898cm" svg:y="10.3cm">
            <text:p text:style-name="P1">Tilt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4.6cm" svg:height="3.2cm" svg:x="2.498cm" svg:y="4.5cm">
          <text:p text:style-name="P1">Aerodynami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3.2cm" svg:x="7.398cm" svg:y="4.5cm">
          <text:p text:style-name="P1">Subsystem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3.2cm" svg:x="12.398cm" svg:y="4.5cm">
          <text:p text:style-name="P1">Subsystem 3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3.3cm" svg:height="1.662cm" svg:x="3.298cm" svg:y="15.069cm">
          <text:p text:style-name="P1">Break Out Box / Communication Bus using</text:p>
          <text:p text:style-name="P1">UDP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98cm" svg:y1="13.6cm" svg:x2="6.398cm" svg:y2="15.2cm">
          <text:p/>
        </draw:line>
        <draw:line draw:style-name="gr5" draw:text-style-name="P1" draw:layer="layout" svg:x1="13.498cm" svg:y1="13.6cm" svg:x2="13.498cm" svg:y2="15.3cm">
          <text:p/>
        </draw:line>
        <draw:connector draw:style-name="gr5" draw:text-style-name="P1" draw:layer="layout" draw:type="line" svg:x1="9.948cm" svg:y1="16.731cm" svg:x2="10cm" svg:y2="17.7cm" draw:start-shape="id1" draw:end-shape="id2" svg:d="M9948 16731l52 969" svg:viewBox="0 0 53 970">
          <text:p/>
        </draw:connector>
        <draw:connector draw:style-name="gr6" draw:text-style-name="P1" draw:layer="layout" draw:line-skew="0.799cm 3.001cm" svg:x1="10cm" svg:y1="21.5cm" svg:x2="15.998cm" svg:y2="9.3cm" draw:start-shape="id2" draw:start-glue-point="2" draw:end-shape="id3" svg:d="M10000 21500v1300h9602v-13500h-3604" svg:viewBox="0 0 9603 1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2:33:49.807533836</meta:creation-date>
    <dc:date>2017-03-21T18:39:23.570019853</dc:date>
    <meta:editing-duration>PT2H57M42S</meta:editing-duration>
    <meta:editing-cycles>12</meta:editing-cycles>
    <meta:generator>LibreOffice/4.2.8.2$Linux_X86_64 LibreOffice_project/420m0$Build-2</meta:generator>
    <meta:document-statistic meta:object-count="16"/>
  </office:meta>
</office:document-meta>
</file>